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7.75cm" fo:min-width="11.5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75cm" fo:min-width="11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75cm" fo:min-width="11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0.214cm" fo:min-width="4.13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2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75cm" fo:min-width="4.5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4.5cm"/>
    </style:style>
    <style:style style:name="gr15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75cm" fo:min-width="8.5cm"/>
    </style:style>
    <style:style style:name="gr16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75cm" fo:min-width="23.5cm"/>
    </style:style>
    <style:style style:name="gr17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7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false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false" fo:min-height="3.4cm"/>
    </style:style>
    <style:style style:name="gr20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950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gradient-name="Tango_20_Green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P14" style:family="paragraph">
      <loext:graphic-properties draw:fill="none" draw:fill-color="#ffffff"/>
      <style:text-properties fo:color="#999999" fo:font-size="12pt" style:font-size-asian="18pt" style:font-size-complex="18pt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12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8cm" svg:x="22.75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5cm" svg:height="3cm" svg:x="7.75cm" svg:y="29.2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1" xml:id="id69" draw:id="id69" draw:layer="layout" svg:width="11.5cm" svg:height="2cm" svg:x="7.75cm" svg:y="14.2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3" xml:id="id25" draw:id="id25" draw:layer="layout" svg:width="5cm" svg:height="0.5cm" svg:x="29cm" svg:y="2.5cm">
          <text:p text:style-name="P2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6" draw:id="id26" draw:layer="layout" svg:width="5cm" svg:height="2.5cm" svg:x="29cm" svg:y="4cm">
          <text:p text:style-name="P2"><text:span text:style-name="T2">Set variables</text:span></text:p>
          <text:p text:style-name="P2"><text:span text:style-name="T3">home_path = %~dp0</text:span></text:p>
          <text:p text:style-name="P2"><text:span text:style-name="T4">action = %~1</text:span></text:p>
          <text:p text:style-name="P2"><text:span text:style-name="T3">backup_name = %~2</text:span></text:p>
          <text:p text:style-name="P2"><text:span text:style-name="T3">args = %~3 … %~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27" draw:id="id27" draw:layer="layout" svg:width="5cm" svg:height="1cm" svg:x="29cm" svg:y="7.5cm">
          <text:p text:style-name="P2"><text:span text:style-name="T5">Choose ac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6" xml:id="id62" draw:id="id62" draw:layer="layout" svg:width="5cm" svg:height="1cm" svg:x="35cm" svg:y="9.5cm">
          <text:p text:style-name="P2"><text:span text:style-name="T5">/?, /h, /help: Help</text:span></text:p>
          <text:p text:style-name="P2"><text:span text:style-name="T6">Show help men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xml:id="id64" draw:id="id64" draw:layer="layout" svg:width="5cm" svg:height="1cm" svg:x="47cm" svg:y="9.5cm">
          <text:p text:style-name="P2"><text:span text:style-name="T5">/i: History</text:span></text:p>
          <text:p text:style-name="P2"><text:span text:style-name="T6">Show n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xml:id="id63" draw:id="id63" draw:layer="layout" svg:width="5cm" svg:height="1cm" svg:x="41cm" svg:y="9.5cm">
          <text:p text:style-name="P2"><text:span text:style-name="T5">/d: Date</text:span></text:p>
          <text:p text:style-name="P2"><text:span text:style-name="T6">Show date of last 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xml:id="id61" draw:id="id61" draw:layer="layout" svg:width="5cm" svg:height="1cm" svg:x="53cm" svg:y="9.5cm">
          <text:p text:style-name="P2"><text:span text:style-name="T5">/f: File history</text:span></text:p>
          <text:p text:style-name="P2"><text:span text:style-name="T6">Show history of specific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xml:id="id1" draw:id="id1" draw:layer="layout" svg:width="5cm" svg:height="1cm" svg:x="14cm" svg:y="9.5cm">
          <text:p text:style-name="P2"><text:span text:style-name="T5">/n: Install new backup</text:span></text:p>
          <text:p text:style-name="P2"><text:span text:style-name="T6">Create new backup job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28" draw:id="id28" draw:layer="layout" svg:width="5cm" svg:height="1cm" svg:x="29cm" svg:y="9.5cm">
          <text:p text:style-name="P2"><text:span text:style-name="T5">/b: Backup</text:span></text:p>
          <text:p text:style-name="P2"><text:span text:style-name="T6">Do back 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xml:id="id2" draw:id="id2" draw:layer="layout" svg:width="5cm" svg:height="2cm" svg:x="14cm" svg:y="11.5cm">
          <text:p text:style-name="P2"><text:span text:style-name="T5">Backup job</text:span><text:span text:style-name="T5"><text:line-break/></text:span><text:span text:style-name="T5">already exists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5" xml:id="id3" draw:id="id3" draw:layer="layout" svg:width="5cm" svg:height="2cm" svg:x="8cm" svg:y="10cm">
          <text:p text:style-name="P2"><text:span text:style-name="T5">Delete existing</text:span><text:span text:style-name="T5"><text:line-break/></text:span><text:span text:style-name="T5">backup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7" xml:id="id6" draw:id="id6" draw:layer="layout" svg:width="5cm" svg:height="0.5cm" svg:x="8cm" svg:y="13cm">
          <text:p text:style-name="P2"><text:span text:style-name="T5">Delete backup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7" xml:id="id67" draw:id="id67" draw:layer="layout" svg:width="5cm" svg:height="0.5cm" svg:x="2cm" svg:y="11.75cm">
          <text:p text:style-name="P2"><text:span text:style-name="T5">Enter new name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5" xml:id="id4" draw:id="id4" draw:layer="layout" svg:width="5cm" svg:height="1.5cm" svg:x="14cm" svg:y="14.5cm">
          <text:p text:style-name="P2"><text:span text:style-name="T5">Does</text:span><text:span text:style-name="T5"><text:line-break/></text:span><text:span text:style-name="T5">home_path\args[x]</text:span><text:span text:style-name="T5"><text:line-break/></text:span><text:span text:style-name="T5">exist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5" xml:id="id5" draw:id="id5" draw:layer="layout" svg:width="5cm" svg:height="1.5cm" svg:x="8cm" svg:y="14.5cm">
          <text:p text:style-name="P2"><text:span text:style-name="T5">Does</text:span><text:span text:style-name="T5"><text:line-break/></text:span><text:span text:style-name="T5">args[x]</text:span><text:span text:style-name="T5"><text:line-break/></text:span><text:span text:style-name="T5">exist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8" draw:layer="layout" svg:x1="16.501cm" svg:y1="10.5cm" svg:x2="16.501cm" svg:y2="11.5cm" draw:start-shape="id1" draw:start-glue-point="6" draw:end-shape="id2" draw:end-glue-point="4" svg:d="M16501 10500v1000" svg:viewBox="0 0 1 1001">
          <text:p/>
        </draw:connector>
        <draw:connector draw:style-name="gr11" draw:text-style-name="P8" draw:layer="layout" draw:line-skew="0.2cm" svg:x1="14cm" svg:y1="12.5cm" svg:x2="13cm" svg:y2="11cm" draw:start-shape="id2" draw:start-glue-point="7" draw:end-shape="id3" draw:end-glue-point="5" svg:d="M14000 12500h-300v-1500h-700" svg:viewBox="0 0 1001 1501">
          <text:p/>
        </draw:connector>
        <draw:connector draw:style-name="gr11" draw:text-style-name="P8" xml:id="id50" draw:id="id50" draw:layer="layout" svg:x1="16.501cm" svg:y1="13.5cm" svg:x2="16.501cm" svg:y2="14.5cm" draw:start-shape="id2" draw:start-glue-point="6" draw:end-shape="id4" draw:end-glue-point="4" svg:d="M16501 13500v1000" svg:viewBox="0 0 1 1001">
          <text:p/>
        </draw:connector>
        <draw:connector draw:style-name="gr11" draw:text-style-name="P8" draw:layer="layout" svg:x1="14cm" svg:y1="15.25cm" svg:x2="13cm" svg:y2="15.25cm" draw:start-shape="id4" draw:start-glue-point="7" draw:end-shape="id5" draw:end-glue-point="5" svg:d="M14000 15250h-1000" svg:viewBox="0 0 1001 1">
          <text:p/>
        </draw:connector>
        <draw:connector draw:style-name="gr11" draw:text-style-name="P8" draw:layer="layout" svg:x1="10.501cm" svg:y1="12cm" svg:x2="10.501cm" svg:y2="13cm" draw:start-shape="id3" draw:start-glue-point="6" draw:end-shape="id6" draw:end-glue-point="4" svg:d="M10501 12000v1000" svg:viewBox="0 0 1 1001">
          <text:p/>
        </draw:connector>
        <draw:custom-shape draw:style-name="gr6" draw:text-style-name="P5" xml:id="id9" draw:id="id9" draw:layer="layout" svg:width="5cm" svg:height="1cm" svg:x="14cm" svg:y="19cm">
          <text:p text:style-name="P2"><text:span text:style-name="T5">Is src_path set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7" xml:id="id7" draw:id="id7" draw:layer="layout" svg:width="5cm" svg:height="1cm" svg:x="14cm" svg:y="17cm">
          <text:p text:style-name="P2"><text:span text:style-name="T5">Set src_path</text:span></text:p>
          <text:p text:style-name="P2"><text:span text:style-name="T6">home_path\args[x]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7" xml:id="id8" draw:id="id8" draw:layer="layout" svg:width="5cm" svg:height="1cm" svg:x="8cm" svg:y="17cm">
          <text:p text:style-name="P2"><text:span text:style-name="T5">Set src_path</text:span></text:p>
          <text:p text:style-name="P2"><text:span text:style-name="T6">args[x]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6.501cm" svg:y1="16cm" svg:x2="16.501cm" svg:y2="17cm" draw:start-shape="id4" draw:start-glue-point="6" draw:end-shape="id7" draw:end-glue-point="4" svg:d="M16501 16000v1000" svg:viewBox="0 0 1 1001">
          <text:p/>
        </draw:connector>
        <draw:connector draw:style-name="gr11" draw:text-style-name="P8" draw:layer="layout" svg:x1="10.501cm" svg:y1="16cm" svg:x2="10.501cm" svg:y2="17cm" draw:start-shape="id5" draw:start-glue-point="6" draw:end-shape="id8" draw:end-glue-point="4" svg:d="M10501 16000v1000" svg:viewBox="0 0 1 1001">
          <text:p/>
        </draw:connector>
        <draw:connector draw:style-name="gr11" draw:text-style-name="P8" xml:id="id10" draw:id="id10" draw:layer="layout" svg:x1="16.501cm" svg:y1="18cm" svg:x2="16.501cm" svg:y2="19cm" draw:start-shape="id7" draw:start-glue-point="6" draw:end-shape="id9" draw:end-glue-point="4" svg:d="M16501 18000v1000" svg:viewBox="0 0 1 1001">
          <text:p/>
        </draw:connector>
        <draw:connector draw:style-name="gr11" draw:text-style-name="P8" draw:layer="layout" draw:line-skew="-1cm" svg:x1="10.501cm" svg:y1="18cm" svg:x2="16.501cm" svg:y2="18.5cm" draw:start-shape="id8" draw:start-glue-point="6" draw:end-shape="id10" draw:end-glue-point="0" svg:d="M10501 18000v500h6000" svg:viewBox="0 0 6001 501">
          <text:p/>
        </draw:connector>
        <draw:connector draw:style-name="gr11" draw:text-style-name="P8" draw:layer="layout" svg:x1="8cm" svg:y1="15.25cm" svg:x2="10.496cm" svg:y2="18.503cm" draw:start-shape="id5" draw:start-glue-point="7" svg:d="M8000 15250h-502v3253h2998" svg:viewBox="0 0 2999 3254">
          <text:p/>
        </draw:connector>
        <draw:custom-shape draw:style-name="gr12" draw:text-style-name="P5" xml:id="id11" draw:id="id11" draw:layer="layout" svg:width="5cm" svg:height="1cm" svg:x="14cm" svg:y="21cm">
          <text:p text:style-name="P2"><text:span text:style-name="T5">Enter src_path</text:span><text:span text:style-name="T5"><text:line-break/></text:span><text:span text:style-name="T5">manually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6.501cm" svg:y1="20cm" svg:x2="16.501cm" svg:y2="21cm" draw:start-shape="id9" draw:start-glue-point="6" draw:end-shape="id11" draw:end-glue-point="4" svg:d="M16501 20000v1000" svg:viewBox="0 0 1 1001">
          <text:p/>
        </draw:connector>
        <draw:custom-shape draw:style-name="gr12" draw:text-style-name="P5" xml:id="id12" draw:id="id12" draw:layer="layout" svg:width="5cm" svg:height="1cm" svg:x="8cm" svg:y="21cm">
          <text:p text:style-name="P2"><text:span text:style-name="T5">Remove args[x]</text:span><text:span text:style-name="T5"><text:line-break/></text:span><text:span text:style-name="T5">from args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4cm" svg:y1="19.5cm" svg:x2="10.501cm" svg:y2="21cm" draw:start-shape="id9" draw:start-glue-point="7" draw:end-shape="id12" draw:end-glue-point="4" svg:d="M14000 19500h-3499v1500" svg:viewBox="0 0 3500 1501">
          <text:p/>
        </draw:connector>
        <draw:custom-shape draw:style-name="gr10" draw:text-style-name="P5" xml:id="id13" draw:id="id13" draw:layer="layout" svg:width="5cm" svg:height="1.5cm" svg:x="14cm" svg:y="23cm">
          <text:p text:style-name="P2"><text:span text:style-name="T5">Is src_path</text:span><text:span text:style-name="T5"><text:line-break/></text:span><text:span text:style-name="T5">absolute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5" xml:id="id15" draw:id="id15" draw:layer="layout" svg:width="5cm" svg:height="1cm" svg:x="8cm" svg:y="23.25cm">
          <text:p text:style-name="P2"><text:span text:style-name="T5">Set src_path=</text:span><text:span text:style-name="T5"><text:line-break/></text:span><text:span text:style-name="T5">home_path\src_path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xml:id="id14" draw:id="id14" draw:layer="layout" svg:x1="16.501cm" svg:y1="22cm" svg:x2="16.501cm" svg:y2="23cm" draw:start-shape="id11" draw:start-glue-point="6" draw:end-shape="id13" draw:end-glue-point="4" svg:d="M16501 22000v1000" svg:viewBox="0 0 1 1001">
          <text:p/>
        </draw:connector>
        <draw:connector draw:style-name="gr11" draw:text-style-name="P8" draw:layer="layout" draw:line-skew="-1cm" svg:x1="10.501cm" svg:y1="22cm" svg:x2="16.501cm" svg:y2="22.5cm" draw:start-shape="id12" draw:start-glue-point="6" draw:end-shape="id14" draw:end-glue-point="0" svg:d="M10501 22000v500h6000" svg:viewBox="0 0 6001 501">
          <text:p/>
        </draw:connector>
        <draw:connector draw:style-name="gr11" draw:text-style-name="P8" draw:layer="layout" svg:x1="14cm" svg:y1="23.75cm" svg:x2="13cm" svg:y2="23.75cm" draw:start-shape="id13" draw:start-glue-point="7" draw:end-shape="id15" draw:end-glue-point="5" svg:d="M14000 23750h-1000" svg:viewBox="0 0 1001 1">
          <text:p/>
        </draw:connector>
        <draw:custom-shape draw:style-name="gr12" draw:text-style-name="P5" xml:id="id16" draw:id="id16" draw:layer="layout" svg:width="5cm" svg:height="1cm" svg:x="14cm" svg:y="25.5cm">
          <text:p text:style-name="P2"><text:span text:style-name="T5">Make directory</text:span></text:p>
          <text:p text:style-name="P2"><text:span text:style-name="T6">home_path\backup_name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xml:id="id17" draw:id="id17" draw:layer="layout" svg:x1="16.501cm" svg:y1="24.5cm" svg:x2="16.501cm" svg:y2="25.5cm" draw:start-shape="id13" draw:start-glue-point="6" draw:end-shape="id16" draw:end-glue-point="4" svg:d="M16501 24500v1000" svg:viewBox="0 0 1 1001">
          <text:p/>
        </draw:connector>
        <draw:connector draw:style-name="gr11" draw:text-style-name="P8" draw:layer="layout" svg:x1="10.501cm" svg:y1="24.25cm" svg:x2="16.501cm" svg:y2="25cm" draw:start-shape="id15" draw:start-glue-point="6" draw:end-shape="id17" draw:end-glue-point="0" svg:d="M10501 24250v750h6000" svg:viewBox="0 0 6001 751">
          <text:p/>
        </draw:connector>
        <draw:custom-shape draw:style-name="gr12" draw:text-style-name="P5" xml:id="id18" draw:id="id18" draw:layer="layout" svg:width="5cm" svg:height="1cm" svg:x="14cm" svg:y="27.5cm">
          <text:p text:style-name="P2"><text:span text:style-name="T5">Write src_path to</text:span><text:span text:style-name="T5"><text:line-break/></text:span><text:span text:style-name="T5">config file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6.501cm" svg:y1="26.5cm" svg:x2="16.501cm" svg:y2="27.5cm" draw:start-shape="id16" draw:start-glue-point="6" draw:end-shape="id18" draw:end-glue-point="4" svg:d="M16501 26500v1000" svg:viewBox="0 0 1 1001">
          <text:p/>
        </draw:connector>
        <draw:custom-shape draw:style-name="gr9" draw:text-style-name="P5" xml:id="id19" draw:id="id19" draw:layer="layout" svg:width="5cm" svg:height="0.5cm" svg:x="14cm" svg:y="29.5cm">
          <text:p text:style-name="P2"><text:span text:style-name="T5">Enter exclude path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20" draw:id="id20" draw:layer="layout" svg:width="5cm" svg:height="1cm" svg:x="14cm" svg:y="31cm">
          <text:p text:style-name="P2"><text:span text:style-name="T5">A path was entered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8" xml:id="id23" draw:id="id23" draw:layer="layout" svg:x1="16.501cm" svg:y1="28.5cm" svg:x2="16.501cm" svg:y2="29.5cm" draw:start-shape="id18" draw:start-glue-point="6" draw:end-shape="id19" draw:end-glue-point="4" svg:d="M16501 28500v1000" svg:viewBox="0 0 1 1001">
          <text:p/>
        </draw:connector>
        <draw:connector draw:style-name="gr11" draw:text-style-name="P8" draw:layer="layout" svg:x1="16.501cm" svg:y1="30cm" svg:x2="16.501cm" svg:y2="31cm" draw:start-shape="id19" draw:start-glue-point="6" draw:end-shape="id20" draw:end-glue-point="4" svg:d="M16501 30000v1000" svg:viewBox="0 0 1 1001">
          <text:p/>
        </draw:connector>
        <draw:custom-shape draw:style-name="gr12" draw:text-style-name="P5" xml:id="id21" draw:id="id21" draw:layer="layout" svg:width="5cm" svg:height="1cm" svg:x="8cm" svg:y="31cm">
          <text:p text:style-name="P2"><text:span text:style-name="T5">Write exclude path to</text:span><text:span text:style-name="T5"><text:line-break/></text:span><text:span text:style-name="T5">config file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4cm" svg:y1="31.5cm" svg:x2="13cm" svg:y2="31.5cm" draw:start-shape="id20" draw:start-glue-point="7" draw:end-shape="id21" svg:d="M14000 31500h-1000" svg:viewBox="0 0 1001 1">
          <text:p/>
        </draw:connector>
        <draw:custom-shape draw:style-name="gr12" draw:text-style-name="P5" xml:id="id22" draw:id="id22" draw:layer="layout" svg:width="5cm" svg:height="1cm" svg:x="14cm" svg:y="33cm">
          <text:p text:style-name="P2"><text:span text:style-name="T5">Determine backup type</text:span></text:p>
          <text:p text:style-name="P2"><text:span text:style-name="T6">diff, full, single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6.501cm" svg:y1="32cm" svg:x2="16.501cm" svg:y2="33cm" draw:start-shape="id20" draw:start-glue-point="6" draw:end-shape="id22" draw:end-glue-point="4" svg:d="M16501 32000v1000" svg:viewBox="0 0 1 1001">
          <text:p/>
        </draw:connector>
        <draw:connector draw:style-name="gr11" draw:text-style-name="P8" draw:layer="layout" draw:line-skew="-1.25cm" svg:x1="10.501cm" svg:y1="31cm" svg:x2="16.501cm" svg:y2="29cm" draw:start-shape="id21" draw:start-glue-point="4" draw:end-shape="id23" draw:end-glue-point="0" svg:d="M10501 31000v-2000h6000" svg:viewBox="0 0 6001 2001">
          <text:p/>
        </draw:connector>
        <draw:custom-shape draw:style-name="gr12" draw:text-style-name="P5" xml:id="id24" draw:id="id24" draw:layer="layout" svg:width="5cm" svg:height="1cm" svg:x="14cm" svg:y="35cm">
          <text:p text:style-name="P2"><text:span text:style-name="T5">Write backup type to</text:span><text:span text:style-name="T5"><text:line-break/></text:span><text:span text:style-name="T5">config file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6.501cm" svg:y1="34cm" svg:x2="16.501cm" svg:y2="35cm" draw:start-shape="id22" draw:start-glue-point="6" draw:end-shape="id24" draw:end-glue-point="4" svg:d="M16501 34000v1000" svg:viewBox="0 0 1 1001">
          <text:p/>
        </draw:connector>
        <draw:connector draw:style-name="gr11" draw:text-style-name="P8" draw:layer="layout" svg:x1="31.5cm" svg:y1="3cm" svg:x2="31.5cm" svg:y2="4cm" draw:start-shape="id25" draw:start-glue-point="6" draw:end-shape="id26" draw:end-glue-point="4" svg:d="M31500 3000v1000" svg:viewBox="0 0 1 1001">
          <text:p/>
        </draw:connector>
        <draw:connector draw:style-name="gr11" draw:text-style-name="P8" draw:layer="layout" svg:x1="31.5cm" svg:y1="6.5cm" svg:x2="31.5cm" svg:y2="7.5cm" draw:start-shape="id26" draw:start-glue-point="6" draw:end-shape="id27" draw:end-glue-point="4" svg:d="M31500 6500v1000" svg:viewBox="0 0 1 1001">
          <text:p/>
        </draw:connector>
        <draw:custom-shape draw:style-name="gr12" draw:text-style-name="P7" xml:id="id29" draw:id="id29" draw:layer="layout" svg:width="5cm" svg:height="1cm" svg:x="29cm" svg:y="11.5cm">
          <text:p text:style-name="P2"><text:span text:style-name="T5">Find directory of the</text:span><text:span text:style-name="T5"><text:line-break/></text:span><text:span text:style-name="T5">last 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xml:id="id30" draw:id="id30" draw:layer="layout" svg:width="5cm" svg:height="0.5cm" svg:x="29cm" svg:y="13.5cm">
          <text:p text:style-name="P2"><text:span text:style-name="T5">Set dest_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31" draw:id="id31" draw:layer="layout" svg:width="5cm" svg:height="2cm" svg:x="29cm" svg:y="15cm">
          <text:p text:style-name="P2"><text:span text:style-name="T5">Create backup and</text:span><text:span text:style-name="T5"><text:line-break/></text:span><text:span text:style-name="T5">log directories and</text:span><text:span text:style-name="T5"><text:line-break/></text:span><text:span text:style-name="T5">variables that hold</text:span><text:span text:style-name="T5"><text:line-break/></text:span><text:span text:style-name="T5">paths to log-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32" draw:id="id32" draw:layer="layout" svg:width="5cm" svg:height="1.5cm" svg:x="29cm" svg:y="18cm">
          <text:p text:style-name="P2"><text:span text:style-name="T5">Read config from</text:span><text:span text:style-name="T5"><text:line-break/></text:span><text:span text:style-name="T5">config-file</text:span><text:span text:style-name="T5"><text:line-break/></text:span><text:span text:style-name="T6">src_path, exc_path, backup_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xml:id="id33" draw:id="id33" draw:layer="layout" svg:width="5cm" svg:height="1.5cm" svg:x="29cm" svg:y="20.5cm">
          <text:p text:style-name="P2"><text:span text:style-name="T5">Is it the first run</text:span><text:span text:style-name="T5"><text:line-break/></text:span><text:span text:style-name="T5">of a new backup?</text:span><text:span text:style-name="T5"><text:line-break/></text:span><text:span text:style-name="T6">action==\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8" draw:layer="layout" svg:x1="31.5cm" svg:y1="10.5cm" svg:x2="31.5cm" svg:y2="11.5cm" draw:start-shape="id28" draw:start-glue-point="6" draw:end-shape="id29" draw:end-glue-point="4" svg:d="M31500 10500v1000" svg:viewBox="0 0 1 1001">
          <text:p/>
        </draw:connector>
        <draw:connector draw:style-name="gr11" draw:text-style-name="P8" draw:layer="layout" svg:x1="31.5cm" svg:y1="12.5cm" svg:x2="31.5cm" svg:y2="13.5cm" draw:start-shape="id29" draw:start-glue-point="6" draw:end-shape="id30" draw:end-glue-point="4" svg:d="M31500 12500v1000" svg:viewBox="0 0 1 1001">
          <text:p/>
        </draw:connector>
        <draw:connector draw:style-name="gr11" draw:text-style-name="P8" draw:layer="layout" svg:x1="31.5cm" svg:y1="14cm" svg:x2="31.5cm" svg:y2="15cm" draw:start-shape="id30" draw:start-glue-point="6" draw:end-shape="id31" draw:end-glue-point="4" svg:d="M31500 14000v1000" svg:viewBox="0 0 1 1001">
          <text:p/>
        </draw:connector>
        <draw:connector draw:style-name="gr11" draw:text-style-name="P8" draw:layer="layout" svg:x1="31.5cm" svg:y1="17cm" svg:x2="31.5cm" svg:y2="18cm" draw:start-shape="id31" draw:start-glue-point="6" draw:end-shape="id32" draw:end-glue-point="4" svg:d="M31500 17000v1000" svg:viewBox="0 0 1 1001">
          <text:p/>
        </draw:connector>
        <draw:connector draw:style-name="gr11" draw:text-style-name="P8" draw:layer="layout" svg:x1="31.5cm" svg:y1="19.5cm" svg:x2="31.5cm" svg:y2="20.5cm" draw:start-shape="id32" draw:start-glue-point="6" draw:end-shape="id33" draw:end-glue-point="4" svg:d="M31500 19500v1000" svg:viewBox="0 0 1 1001">
          <text:p/>
        </draw:connector>
        <draw:custom-shape draw:style-name="gr14" draw:text-style-name="P7" xml:id="id34" draw:id="id34" draw:layer="layout" svg:width="5cm" svg:height="1.5cm" svg:x="35cm" svg:y="20.5cm">
          <text:p text:style-name="P2"><text:span text:style-name="T5">Create directory tree</text:span><text:span text:style-name="T5"><text:line-break/></text:span><text:span text:style-name="T5">and null files except</text:span><text:span text:style-name="T5"><text:line-break/></text:span><text:span text:style-name="T5">exc_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34cm" svg:y1="21.25cm" svg:x2="35cm" svg:y2="21.25cm" draw:start-shape="id33" draw:start-glue-point="7" draw:end-shape="id34" draw:end-glue-point="5" svg:d="M34000 21250h1000" svg:viewBox="0 0 1001 1">
          <text:p/>
        </draw:connector>
        <draw:connector draw:style-name="gr11" draw:text-style-name="P8" draw:layer="layout" svg:x1="31.5cm" svg:y1="22cm" svg:x2="31.5cm" svg:y2="23cm" draw:start-shape="id33" draw:start-glue-point="6" draw:end-shape="id35" draw:end-glue-point="4" svg:d="M31500 22000v1000" svg:viewBox="0 0 1 1001">
          <text:p/>
        </draw:connector>
        <draw:custom-shape draw:style-name="gr12" draw:text-style-name="P7" xml:id="id35" draw:id="id35" draw:layer="layout" svg:width="5cm" svg:height="1cm" svg:x="29cm" svg:y="23cm">
          <text:p text:style-name="P2"><text:span text:style-name="T5">Create directory tree</text:span><text:span text:style-name="T5"><text:line-break/></text:span><text:span text:style-name="T5">except exc_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7" xml:id="id36" draw:id="id36" draw:layer="layout" svg:width="5cm" svg:height="1cm" svg:x="29cm" svg:y="25cm">
          <text:p text:style-name="P2"><text:span text:style-name="T5">Create list of files that didn't</text:span><text:span text:style-name="T5"><text:line-break/></text:span><text:span text:style-name="T5">change since last 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xml:id="id37" draw:id="id37" draw:layer="layout" svg:width="5cm" svg:height="1.5cm" svg:x="29cm" svg:y="27cm">
          <text:p text:style-name="P2"><text:span text:style-name="T5">Is this a full</text:span><text:span text:style-name="T5"><text:line-break/></text:span><text:span text:style-name="T5">backu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8" draw:layer="layout" svg:x1="31.5cm" svg:y1="24cm" svg:x2="31.5cm" svg:y2="25cm" draw:start-shape="id35" draw:start-glue-point="6" draw:end-shape="id36" draw:end-glue-point="4" svg:d="M31500 24000v1000" svg:viewBox="0 0 1 1001">
          <text:p/>
        </draw:connector>
        <draw:connector draw:style-name="gr11" draw:text-style-name="P8" draw:layer="layout" svg:x1="31.5cm" svg:y1="26cm" svg:x2="31.5cm" svg:y2="27cm" draw:start-shape="id36" draw:start-glue-point="6" draw:end-shape="id37" draw:end-glue-point="4" svg:d="M31500 26000v1000" svg:viewBox="0 0 1 1001">
          <text:p/>
        </draw:connector>
        <draw:custom-shape draw:style-name="gr10" draw:text-style-name="P5" xml:id="id38" draw:id="id38" draw:layer="layout" svg:width="5cm" svg:height="1.5cm" svg:x="29cm" svg:y="29.5cm">
          <text:p text:style-name="P2"><text:span text:style-name="T5">Is this file</text:span><text:span text:style-name="T5"><text:line-break/></text:span><text:span text:style-name="T5">identic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7" xml:id="id39" draw:id="id39" draw:layer="layout" svg:width="5cm" svg:height="0.5cm" svg:x="29cm" svg:y="32cm">
          <text:p text:style-name="P2"><text:span text:style-name="T5">Extract file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xml:id="id40" draw:id="id40" draw:layer="layout" svg:width="5cm" svg:height="1.5cm" svg:x="29cm" svg:y="33.5cm">
          <text:p text:style-name="P2"><text:span text:style-name="T5">Is the filename</text:span><text:span text:style-name="T5"><text:line-break/></text:span><text:span text:style-name="T5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7" xml:id="id42" draw:id="id42" draw:layer="layout" svg:width="5cm" svg:height="0.5cm" svg:x="29cm" svg:y="36cm">
          <text:p text:style-name="P2"><text:span text:style-name="T5">Create hard-li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7" xml:id="id41" draw:id="id41" draw:layer="layout" svg:width="5cm" svg:height="1cm" svg:x="23cm" svg:y="35.5cm">
          <text:p text:style-name="P2"><text:span text:style-name="T5">Write filename to</text:span><text:span text:style-name="T5"><text:line-break/></text:span><text:span text:style-name="T5">problem log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31.5cm" svg:y1="28.5cm" svg:x2="31.5cm" svg:y2="29.5cm" draw:start-shape="id37" draw:start-glue-point="6" draw:end-shape="id38" draw:end-glue-point="4" svg:d="M31500 28500v1000" svg:viewBox="0 0 1 1001">
          <text:p/>
        </draw:connector>
        <draw:connector draw:style-name="gr11" draw:text-style-name="P8" draw:layer="layout" svg:x1="31.5cm" svg:y1="31cm" svg:x2="31.5cm" svg:y2="32cm" draw:start-shape="id38" draw:start-glue-point="6" draw:end-shape="id39" draw:end-glue-point="4" svg:d="M31500 31000v1000" svg:viewBox="0 0 1 1001">
          <text:p/>
        </draw:connector>
        <draw:connector draw:style-name="gr11" draw:text-style-name="P8" draw:layer="layout" svg:x1="31.5cm" svg:y1="32.5cm" svg:x2="31.5cm" svg:y2="33.5cm" draw:start-shape="id39" draw:start-glue-point="6" draw:end-shape="id40" draw:end-glue-point="4" svg:d="M31500 32500v1000" svg:viewBox="0 0 1 1001">
          <text:p/>
        </draw:connector>
        <draw:connector draw:style-name="gr11" draw:text-style-name="P8" draw:layer="layout" svg:x1="29cm" svg:y1="34.25cm" svg:x2="25.5cm" svg:y2="35.5cm" draw:start-shape="id40" draw:start-glue-point="5" draw:end-shape="id41" draw:end-glue-point="4" svg:d="M29000 34250h-3500v1250" svg:viewBox="0 0 3501 1251">
          <text:p/>
        </draw:connector>
        <draw:connector draw:style-name="gr11" draw:text-style-name="P8" draw:layer="layout" svg:x1="31.5cm" svg:y1="35cm" svg:x2="31.5cm" svg:y2="36cm" draw:start-shape="id40" draw:start-glue-point="6" draw:end-shape="id42" draw:end-glue-point="4" svg:d="M31500 35000v1000" svg:viewBox="0 0 1 1001">
          <text:p/>
        </draw:connector>
        <draw:connector draw:style-name="gr11" draw:text-style-name="P8" draw:layer="layout" draw:line-skew="-1cm" svg:x1="25.5cm" svg:y1="36.5cm" svg:x2="31.5cm" svg:y2="37cm" draw:start-shape="id41" draw:start-glue-point="6" draw:end-shape="id43" draw:end-glue-point="0" svg:d="M25500 36500v500h6000" svg:viewBox="0 0 6001 501">
          <text:p/>
        </draw:connector>
        <draw:custom-shape draw:style-name="gr9" draw:text-style-name="P7" xml:id="id44" draw:id="id44" draw:layer="layout" svg:width="5cm" svg:height="0.5cm" svg:x="29cm" svg:y="37.5cm">
          <text:p text:style-name="P2"><text:span text:style-name="T5">Copy 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xml:id="id43" draw:id="id43" draw:layer="layout" svg:x1="31.5cm" svg:y1="36.5cm" svg:x2="31.5cm" svg:y2="37.5cm" draw:start-shape="id42" draw:start-glue-point="6" draw:end-shape="id44" draw:end-glue-point="4" svg:d="M31500 36500v1000" svg:viewBox="0 0 1 1001">
          <text:p/>
        </draw:connector>
        <draw:connector draw:style-name="gr11" draw:text-style-name="P8" draw:layer="layout" svg:x1="34cm" svg:y1="30.25cm" svg:x2="31.5cm" svg:y2="37cm" draw:start-shape="id38" draw:start-glue-point="7" draw:end-shape="id43" draw:end-glue-point="0" svg:d="M34000 30250h502v6750h-3002" svg:viewBox="0 0 3003 6751">
          <text:p/>
        </draw:connector>
        <draw:connector draw:style-name="gr11" draw:text-style-name="P8" draw:layer="layout" draw:line-skew="7.249cm" svg:x1="37.5cm" svg:y1="22cm" svg:x2="34.502cm" svg:y2="37cm" draw:start-shape="id34" draw:start-glue-point="6" svg:d="M37500 22000v15000h-2998" svg:viewBox="0 0 2999 15001">
          <text:p/>
        </draw:connector>
        <draw:connector draw:style-name="gr11" draw:text-style-name="P8" draw:layer="layout" svg:x1="34cm" svg:y1="27.75cm" svg:x2="37.499cm" svg:y2="27.75cm" draw:start-shape="id37" draw:start-glue-point="7" svg:d="M34000 27750h3499" svg:viewBox="0 0 3500 1">
          <text:p/>
        </draw:connector>
        <draw:custom-shape draw:style-name="gr12" draw:text-style-name="P7" xml:id="id45" draw:id="id45" draw:layer="layout" svg:width="5cm" svg:height="1cm" svg:x="42cm" svg:y="14.5cm">
          <text:p text:style-name="P2"><text:span text:style-name="T5">Write protect</text:span><text:span text:style-name="T5"><text:line-break/></text:span><text:span text:style-name="T5">copied 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46" draw:id="id46" draw:layer="layout" svg:width="5cm" svg:height="1.5cm" svg:x="42cm" svg:y="16.5cm">
          <text:p text:style-name="P2"><text:span text:style-name="T5">Verify copied files and</text:span><text:span text:style-name="T5"><text:line-break/></text:span><text:span text:style-name="T5">write name of differing</text:span><text:span text:style-name="T5"><text:line-break/></text:span><text:span text:style-name="T5">files into verify log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7" xml:id="id47" draw:id="id47" draw:layer="layout" svg:width="5cm" svg:height="1cm" svg:x="42cm" svg:y="19cm">
          <text:p text:style-name="P2"><text:span text:style-name="T5">Create file for user</text:span><text:span text:style-name="T5"><text:line-break/></text:span><text:span text:style-name="T5">notes and 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xml:id="id48" draw:id="id48" draw:layer="layout" svg:width="5cm" svg:height="0.5cm" svg:x="42cm" svg:y="21cm">
          <text:p text:style-name="P2"><text:span text:style-name="T5">Backup this script itsel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49" draw:id="id49" draw:layer="layout" svg:width="5cm" svg:height="1.5cm" svg:x="42cm" svg:y="22.5cm">
          <text:p text:style-name="P2"><text:span text:style-name="T5">Delete problem log file</text:span><text:span text:style-name="T5"><text:line-break/></text:span><text:span text:style-name="T5">if it is empty and open</text:span><text:span text:style-name="T5"><text:line-break/></text:span><text:span text:style-name="T5">it if it is n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44.5cm" svg:y1="15.5cm" svg:x2="44.5cm" svg:y2="16.5cm" draw:start-shape="id45" draw:start-glue-point="6" draw:end-shape="id46" draw:end-glue-point="4" svg:d="M44500 15500v1000" svg:viewBox="0 0 1 1001">
          <text:p/>
        </draw:connector>
        <draw:connector draw:style-name="gr11" draw:text-style-name="P8" draw:layer="layout" svg:x1="44.5cm" svg:y1="18cm" svg:x2="44.5cm" svg:y2="19cm" draw:start-shape="id46" draw:start-glue-point="6" draw:end-shape="id47" draw:end-glue-point="4" svg:d="M44500 18000v1000" svg:viewBox="0 0 1 1001">
          <text:p/>
        </draw:connector>
        <draw:connector draw:style-name="gr11" draw:text-style-name="P8" draw:layer="layout" svg:x1="44.5cm" svg:y1="20cm" svg:x2="44.5cm" svg:y2="21cm" draw:start-shape="id47" draw:start-glue-point="6" draw:end-shape="id48" draw:end-glue-point="4" svg:d="M44500 20000v1000" svg:viewBox="0 0 1 1001">
          <text:p/>
        </draw:connector>
        <draw:connector draw:style-name="gr11" draw:text-style-name="P8" draw:layer="layout" svg:x1="44.5cm" svg:y1="21.5cm" svg:x2="44.5cm" svg:y2="22.5cm" draw:start-shape="id48" draw:start-glue-point="6" draw:end-shape="id49" draw:end-glue-point="4" svg:d="M44500 21500v1000" svg:viewBox="0 0 1 1001">
          <text:p/>
        </draw:connector>
        <draw:connector draw:style-name="gr11" draw:text-style-name="P8" draw:layer="layout" draw:line-skew="0.498cm 2.999cm -0.499cm" svg:x1="31.5cm" svg:y1="38cm" svg:x2="44.5cm" svg:y2="14.5cm" draw:start-shape="id44" draw:start-glue-point="6" draw:end-shape="id45" draw:end-glue-point="4" svg:d="M31500 38000v1000h9500v-25500h3500v1000" svg:viewBox="0 0 13001 25501">
          <text:p/>
        </draw:connector>
        <draw:connector draw:style-name="gr11" draw:text-style-name="P8" draw:layer="layout" draw:line-skew="-1cm" svg:x1="10.501cm" svg:y1="13.5cm" svg:x2="16.501cm" svg:y2="14cm" draw:start-shape="id6" draw:start-glue-point="6" draw:end-shape="id50" draw:end-glue-point="0" svg:d="M10501 13500v500h6000" svg:viewBox="0 0 6001 501">
          <text:p/>
        </draw:connector>
        <draw:connector draw:style-name="gr11" draw:text-style-name="P8" draw:layer="layout" draw:line-skew="0.498cm -3cm" svg:x1="16.501cm" svg:y1="36cm" svg:x2="29cm" svg:y2="10cm" draw:start-shape="id24" draw:start-glue-point="6" draw:end-shape="id28" draw:end-glue-point="5" svg:d="M16501 36000v1000h4499v-27000h8000" svg:viewBox="0 0 12500 27001">
          <text:p/>
        </draw:connector>
        <draw:connector draw:style-name="gr11" draw:text-style-name="P8" xml:id="id51" draw:id="id51" draw:layer="layout" svg:x1="31.5cm" svg:y1="8.5cm" svg:x2="31.5cm" svg:y2="9.5cm" draw:start-shape="id27" draw:start-glue-point="6" draw:end-shape="id28" draw:end-glue-point="4" svg:d="M31500 8500v1000" svg:viewBox="0 0 1 1001">
          <text:p/>
        </draw:connector>
        <draw:connector draw:style-name="gr11" draw:text-style-name="P8" draw:layer="layout" draw:line-skew="0.801cm" svg:x1="31.5cm" svg:y1="9cm" svg:x2="16.501cm" svg:y2="9.5cm" draw:start-shape="id51" draw:start-glue-point="0" draw:end-shape="id1" draw:end-glue-point="4" svg:d="M31500 9000v-200h-14999v700" svg:viewBox="0 0 15000 701">
          <text:p/>
        </draw:connector>
        <draw:custom-shape draw:style-name="gr10" draw:text-style-name="P5" xml:id="id52" draw:id="id52" draw:layer="layout" svg:width="5cm" svg:height="1.5cm" svg:x="42cm" svg:y="25cm">
          <text:p text:style-name="P2"><text:span text:style-name="T5">Was verification</text:span><text:span text:style-name="T5"><text:line-break/></text:span><text:span text:style-name="T5">successfu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5" xml:id="id53" draw:id="id53" draw:layer="layout" svg:width="5cm" svg:height="1.5cm" svg:x="42cm" svg:y="27.5cm">
          <text:p text:style-name="P2"><text:span text:style-name="T5">Is this a single</text:span><text:span text:style-name="T5"><text:line-break/></text:span><text:span text:style-name="T5">backu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7" xml:id="id54" draw:id="id54" draw:layer="layout" svg:width="5cm" svg:height="1cm" svg:x="42cm" svg:y="30cm">
          <text:p text:style-name="P2"><text:span text:style-name="T5">Rename new and old</text:span><text:span text:style-name="T5"><text:line-break/></text:span><text:span text:style-name="T5">backup dire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xml:id="id55" draw:id="id55" draw:layer="layout" svg:width="5cm" svg:height="1.5cm" svg:x="42cm" svg:y="32cm">
          <text:p text:style-name="P2"><text:span text:style-name="T5">Is there an old</text:span><text:span text:style-name="T5"><text:line-break/></text:span><text:span text:style-name="T5">backu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7" xml:id="id56" draw:id="id56" draw:layer="layout" svg:width="5cm" svg:height="1cm" svg:x="42cm" svg:y="34.5cm">
          <text:p text:style-name="P2"><text:span text:style-name="T5">Delete old</text:span><text:span text:style-name="T5"><text:line-break/></text:span><text:span text:style-name="T5">backup dire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44.5cm" svg:y1="24cm" svg:x2="44.5cm" svg:y2="25cm" draw:start-shape="id49" draw:start-glue-point="6" draw:end-shape="id52" draw:end-glue-point="4" svg:d="M44500 24000v1000" svg:viewBox="0 0 1 1001">
          <text:p/>
        </draw:connector>
        <draw:connector draw:style-name="gr11" draw:text-style-name="P8" draw:layer="layout" svg:x1="44.5cm" svg:y1="26.5cm" svg:x2="44.5cm" svg:y2="27.5cm" draw:start-shape="id52" draw:start-glue-point="6" draw:end-shape="id53" draw:end-glue-point="4" svg:d="M44500 26500v1000" svg:viewBox="0 0 1 1001">
          <text:p/>
        </draw:connector>
        <draw:connector draw:style-name="gr11" draw:text-style-name="P8" draw:layer="layout" svg:x1="44.5cm" svg:y1="29cm" svg:x2="44.5cm" svg:y2="30cm" draw:start-shape="id53" draw:start-glue-point="6" draw:end-shape="id54" draw:end-glue-point="4" svg:d="M44500 29000v1000" svg:viewBox="0 0 1 1001">
          <text:p/>
        </draw:connector>
        <draw:connector draw:style-name="gr11" draw:text-style-name="P8" draw:layer="layout" svg:x1="44.5cm" svg:y1="31cm" svg:x2="44.5cm" svg:y2="32cm" draw:start-shape="id54" draw:start-glue-point="6" draw:end-shape="id55" draw:end-glue-point="4" svg:d="M44500 31000v1000" svg:viewBox="0 0 1 1001">
          <text:p/>
        </draw:connector>
        <draw:connector draw:style-name="gr11" draw:text-style-name="P8" draw:layer="layout" svg:x1="44.5cm" svg:y1="33.5cm" svg:x2="44.5cm" svg:y2="34.5cm" draw:start-shape="id55" draw:start-glue-point="6" draw:end-shape="id56" draw:end-glue-point="4" svg:d="M44500 33500v1000" svg:viewBox="0 0 1 1001">
          <text:p/>
        </draw:connector>
        <draw:custom-shape draw:style-name="gr12" draw:text-style-name="P7" xml:id="id57" draw:id="id57" draw:layer="layout" svg:width="5cm" svg:height="1cm" svg:x="42cm" svg:y="36.5cm">
          <text:p text:style-name="P2"><text:span text:style-name="T5">Echo</text:span><text:span text:style-name="T5"><text:line-break/></text:span><text:span text:style-name="T5">„Backup successful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xml:id="id58" draw:id="id58" draw:layer="layout" svg:x1="44.5cm" svg:y1="35.5cm" svg:x2="44.5cm" svg:y2="36.5cm" draw:start-shape="id56" draw:start-glue-point="6" draw:end-shape="id57" draw:end-glue-point="4" svg:d="M44500 35500v1000" svg:viewBox="0 0 1 1001">
          <text:p/>
        </draw:connector>
        <draw:connector draw:style-name="gr11" draw:text-style-name="P8" draw:layer="layout" svg:x1="47cm" svg:y1="32.75cm" svg:x2="44.5cm" svg:y2="36cm" draw:start-shape="id55" draw:start-glue-point="7" draw:end-shape="id58" draw:end-glue-point="0" svg:d="M47000 32750h502v3250h-3002" svg:viewBox="0 0 3003 3251">
          <text:p/>
        </draw:connector>
        <draw:connector draw:style-name="gr11" draw:text-style-name="P8" draw:layer="layout" svg:x1="47cm" svg:y1="28.25cm" svg:x2="47.502cm" svg:y2="32.752cm" draw:start-shape="id53" draw:start-glue-point="7" svg:d="M47000 28250h502v4502" svg:viewBox="0 0 503 4503">
          <text:p/>
        </draw:connector>
        <draw:custom-shape draw:style-name="gr12" draw:text-style-name="P7" xml:id="id59" draw:id="id59" draw:layer="layout" svg:width="5cm" svg:height="1cm" svg:x="48.5cm" svg:y="35cm">
          <text:p text:style-name="P2"><text:span text:style-name="T5">Echo</text:span><text:span text:style-name="T5"><text:line-break/></text:span><text:span text:style-name="T5">„Backup not successful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xml:id="id60" draw:id="id60" draw:layer="layout" svg:width="5cm" svg:height="0.5cm" svg:x="48.5cm" svg:y="37cm">
          <text:p text:style-name="P2"><text:span text:style-name="T5">Open verify log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47cm" svg:y1="25.75cm" svg:x2="51cm" svg:y2="35cm" draw:start-shape="id52" draw:start-glue-point="7" draw:end-shape="id59" draw:end-glue-point="4" svg:d="M47000 25750h4000v9250" svg:viewBox="0 0 4001 9251">
          <text:p/>
        </draw:connector>
        <draw:connector draw:style-name="gr11" draw:text-style-name="P8" draw:layer="layout" svg:x1="51cm" svg:y1="36cm" svg:x2="51cm" svg:y2="37cm" draw:start-shape="id59" draw:start-glue-point="6" draw:end-shape="id60" draw:end-glue-point="4" svg:d="M51000 36000v1000" svg:viewBox="0 0 1 1001">
          <text:p/>
        </draw:connector>
        <draw:custom-shape draw:style-name="gr4" draw:text-style-name="P3" xml:id="id65" draw:id="id65" draw:layer="layout" svg:width="5cm" svg:height="0.5cm" svg:x="48.5cm" svg:y="38.5cm">
          <text:p text:style-name="P2"><text:span text:style-name="T1">E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8" draw:layer="layout" draw:line-skew="0.801cm" svg:x1="31.5cm" svg:y1="9cm" svg:x2="55.5cm" svg:y2="9.5cm" draw:start-shape="id51" draw:start-glue-point="0" draw:end-shape="id61" draw:end-glue-point="4" svg:d="M31500 9000v-200h24000v700" svg:viewBox="0 0 24001 701">
          <text:p/>
        </draw:connector>
        <draw:connector draw:style-name="gr11" draw:text-style-name="P8" draw:layer="layout" svg:x1="37.5cm" svg:y1="8.802cm" svg:x2="37.5cm" svg:y2="9.5cm" draw:end-shape="id62" draw:end-glue-point="4" svg:d="M37500 8802v698" svg:viewBox="0 0 1 699">
          <text:p/>
        </draw:connector>
        <draw:connector draw:style-name="gr11" draw:text-style-name="P8" draw:layer="layout" svg:x1="43.5cm" svg:y1="8.8cm" svg:x2="43.5cm" svg:y2="9.5cm" draw:end-shape="id63" draw:end-glue-point="4" svg:d="M43500 8800v700" svg:viewBox="0 0 1 701">
          <text:p/>
        </draw:connector>
        <draw:connector draw:style-name="gr11" draw:text-style-name="P8" draw:layer="layout" svg:x1="49.5cm" svg:y1="8.8cm" svg:x2="49.5cm" svg:y2="9.5cm" draw:end-shape="id64" draw:end-glue-point="4" svg:d="M49500 8800v700" svg:viewBox="0 0 1 701">
          <text:p/>
        </draw:connector>
        <draw:connector draw:style-name="gr11" draw:text-style-name="P8" draw:layer="layout" svg:x1="51cm" svg:y1="37.5cm" svg:x2="51cm" svg:y2="38.5cm" draw:start-shape="id60" draw:start-glue-point="6" draw:end-shape="id65" draw:end-glue-point="4" svg:d="M51000 37500v1000" svg:viewBox="0 0 1 1001">
          <text:p/>
        </draw:connector>
        <draw:connector draw:style-name="gr11" draw:text-style-name="P8" draw:layer="layout" svg:x1="55.5cm" svg:y1="10.5cm" svg:x2="53.5cm" svg:y2="38.75cm" draw:start-shape="id61" draw:start-glue-point="6" draw:end-shape="id65" draw:end-glue-point="7" svg:d="M55500 10500v28250h-2000" svg:viewBox="0 0 2001 28251">
          <text:p/>
        </draw:connector>
        <draw:connector draw:style-name="gr11" draw:text-style-name="P8" draw:layer="layout" draw:line-skew="0.249cm" svg:x1="37.5cm" svg:y1="10.5cm" svg:x2="55.5cm" svg:y2="11.5cm" draw:start-shape="id62" draw:start-glue-point="6" svg:d="M37500 10500v1000h18000" svg:viewBox="0 0 18001 1001">
          <text:p/>
        </draw:connector>
        <draw:connector draw:style-name="gr11" draw:text-style-name="P8" draw:layer="layout" svg:x1="43.5cm" svg:y1="10.5cm" svg:x2="43.5cm" svg:y2="11.501cm" draw:start-shape="id63" draw:start-glue-point="6" svg:d="M43500 10500v1001" svg:viewBox="0 0 1 1002">
          <text:p/>
        </draw:connector>
        <draw:connector draw:style-name="gr11" draw:text-style-name="P8" draw:layer="layout" svg:x1="49.5cm" svg:y1="10.5cm" svg:x2="49.5cm" svg:y2="11.501cm" draw:start-shape="id64" draw:start-glue-point="6" svg:d="M49500 10500v1001" svg:viewBox="0 0 1 1002">
          <text:p/>
        </draw:connector>
        <draw:connector draw:style-name="gr11" draw:text-style-name="P8" draw:layer="layout" svg:x1="44.5cm" svg:y1="37.5cm" svg:x2="48.5cm" svg:y2="38.75cm" draw:start-shape="id57" draw:start-glue-point="6" draw:end-shape="id65" draw:end-glue-point="5" svg:d="M44500 37500v1250h4000" svg:viewBox="0 0 4001 1251">
          <text:p/>
        </draw:connector>
        <draw:custom-shape draw:style-name="gr15" draw:text-style-name="P9" draw:layer="layout" svg:width="9cm" svg:height="3cm" svg:x="3cm" svg:y="4.5cm">
          <text:p text:style-name="P2">This flow chart only shows the<text:line-break/>mandatory steps of the backup<text:line-break/>process and not every step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24cm" svg:height="1cm" svg:x="2cm" svg:y="2.5cm">
          <text:p text:style-name="P2">Flow chart of the backup batch script for Windows 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draw:layer="layout" svg:width="3cm" svg:height="1cm" svg:x="54.5cm" svg:y="2.5cm">
          <text:p text:style-name="P2">v006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11" draw:layer="layout" svg:width="0.8cm" svg:height="0.8cm" svg:x="9.7cm" svg:y="12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7.2cm" svg:y="10.2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10.5cm" svg:y="16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7.2cm" svg:y="14.5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16.5cm" svg:y="13.5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12.9cm" svg:y="11.7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13.1cm" svg:y="14.5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16.5cm" svg:y="16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16.5cm" svg:y="20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13.2cm" svg:y="19.5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13.2cm" svg:y="23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16.5cm" svg:y="24.5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16.5cm" svg:y="32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13.3cm" svg:y="30.7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31.5cm" svg:y="28.5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34cm" svg:y="27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34cm" svg:y="29.5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31.5cm" svg:y="31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28.2cm" svg:y="33.5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31.5cm" svg:y="35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31.5cm" svg:y="22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34cm" svg:y="20.5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47cm" svg:y="25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44.5cm" svg:y="26.5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46.7cm" svg:y="27.5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44.5cm" svg:y="29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46.7cm" svg:y="32.8cm">
          <draw:text-box>
            <text:p text:style-name="P10"><text:span text:style-name="T7">N</text:span></text:p>
          </draw:text-box>
        </draw:frame>
        <draw:frame draw:style-name="gr18" draw:text-style-name="P11" draw:layer="layout" svg:width="0.8cm" svg:height="0.8cm" svg:x="44.5cm" svg:y="33.5cm">
          <draw:text-box>
            <text:p text:style-name="P10"><text:span text:style-name="T7">Y</text:span></text:p>
          </draw:text-box>
        </draw:frame>
        <draw:custom-shape draw:style-name="gr14" draw:text-style-name="P5" xml:id="id66" draw:id="id66" draw:layer="layout" svg:width="5cm" svg:height="1.5cm" svg:x="2cm" svg:y="13.25cm">
          <text:p text:style-name="P2"><text:span text:style-name="T5">A name was</text:span><text:span text:style-name="T5"><text:line-break/></text:span><text:span text:style-name="T5">entered?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8" draw:layer="layout" svg:x1="7cm" svg:y1="14cm" svg:x2="10.497cm" svg:y2="13.999cm" draw:start-shape="id66" draw:start-glue-point="5" svg:d="M7000 14000h1999v-1h1498" svg:viewBox="0 0 3498 2">
          <text:p/>
        </draw:connector>
        <draw:connector draw:style-name="gr11" draw:text-style-name="P8" draw:layer="layout" svg:x1="8cm" svg:y1="11cm" svg:x2="4.501cm" svg:y2="11.75cm" draw:start-shape="id3" draw:start-glue-point="7" draw:end-shape="id67" draw:end-glue-point="4" svg:d="M8000 11000h-3499v750" svg:viewBox="0 0 3500 751">
          <text:p/>
        </draw:connector>
        <draw:connector draw:style-name="gr11" draw:text-style-name="P8" draw:layer="layout" svg:x1="4.501cm" svg:y1="12.25cm" svg:x2="4.501cm" svg:y2="13.25cm" draw:start-shape="id67" draw:start-glue-point="6" draw:end-shape="id66" draw:end-glue-point="4" svg:d="M4501 12250v1000" svg:viewBox="0 0 1 1001">
          <text:p/>
        </draw:connector>
        <draw:frame draw:style-name="gr18" draw:text-style-name="P11" draw:layer="layout" svg:width="0.8cm" svg:height="0.8cm" svg:x="6.8cm" svg:y="13.2cm">
          <draw:text-box>
            <text:p text:style-name="P10"><text:span text:style-name="T7">Y</text:span></text:p>
          </draw:text-box>
        </draw:frame>
        <draw:frame draw:style-name="gr18" draw:text-style-name="P11" draw:layer="layout" svg:width="0.8cm" svg:height="0.8cm" svg:x="4.5cm" svg:y="14.7cm">
          <draw:text-box>
            <text:p text:style-name="P10"><text:span text:style-name="T7">N</text:span></text:p>
          </draw:text-box>
        </draw:frame>
        <draw:connector draw:style-name="gr11" draw:text-style-name="P8" draw:layer="layout" draw:line-skew="0.498cm" svg:x1="4.501cm" svg:y1="14.75cm" svg:x2="51cm" svg:y2="39cm" draw:start-shape="id66" draw:start-glue-point="6" draw:end-shape="id65" draw:end-glue-point="6" svg:d="M4501 14750v25250h46499v-1000" svg:viewBox="0 0 46500 25251">
          <text:p/>
        </draw:connector>
        <draw:frame draw:style-name="gr19" draw:text-style-name="P13" draw:layer="layout" svg:width="5cm" svg:height="2cm" svg:x="22.75cm" svg:y="29.25cm">
          <draw:text-box>
            <text:p text:style-name="P12"><text:span text:style-name="T4">Repeat for all files that didn't change since the last backup</text:span></text:p>
          </draw:text-box>
        </draw:frame>
        <draw:frame draw:style-name="gr19" draw:text-style-name="P13" draw:layer="layout" svg:width="5cm" svg:height="1.7cm" svg:x="7.75cm" svg:y="32.25cm">
          <draw:text-box>
            <text:p text:style-name="P12"><text:span text:style-name="T4">Repeat as long as the user enters something else than „“</text:span></text:p>
          </draw:text-box>
        </draw:frame>
        <draw:frame draw:style-name="gr19" draw:text-style-name="P14" xml:id="id68" draw:id="id68" draw:layer="layout" svg:width="5cm" svg:height="2.1cm" svg:x="22cm" svg:y="13.5cm">
          <draw:text-box>
            <text:p text:style-name="P12"><text:span text:style-name="T4">Repeat for every argument that was passed until one is a valid path</text:span></text:p>
          </draw:text-box>
        </draw:frame>
        <draw:connector draw:style-name="gr20" draw:text-style-name="P8" draw:layer="layout" draw:type="line" svg:x1="22cm" svg:y1="14.55cm" svg:x2="19.25cm" svg:y2="15.25cm" draw:start-shape="id68" draw:start-glue-point="3" draw:end-shape="id69" draw:end-glue-point="1" svg:d="M22000 14550l-2750 700" svg:viewBox="0 0 275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9:43:56.553000000</meta:creation-date>
    <dc:date>2016-05-06T19:25:29.009000000</dc:date>
    <meta:editing-duration>PT12H43M48S</meta:editing-duration>
    <meta:editing-cycles>58</meta:editing-cycles>
    <meta:generator>LibreOffice/5.0.1.2$Windows_x86 LibreOffice_project/81898c9f5c0d43f3473ba111d7b351050be20261</meta:generator>
    <meta:document-statistic meta:object-count="177"/>
  </office:meta>
</office:document-meta>
</file>